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wers: (bold = completed)</text:h>
      <text:list xml:id="list28533236" text:style-name="L1">
        <text:list-item>
          <text:p text:style-name="P1">There shall be the following offensive towers:</text:p>
          <text:list>
            <text:list-item>
              <text:p text:style-name="P1"><text:span text:style-name="T1">Laser </text:span>(short bursts of laser energy that do minor damage to a single target.)</text:p>
            </text:list-item>
            <text:list-item>
              <text:p text:style-name="P1"><text:span text:style-name="T1">Flame</text:span> (sprays fire in a cone at nearby targets, doing minor damage to all enemies inside the cone.)</text:p>
            </text:list-item>
            <text:list-item>
              <text:p text:style-name="P1">Energy Bomb (hurls a ball of energy at a target, doing heavy AoE damage to it and nearby enemies, though damage to nearby enemies is slightly reduced. <text:s/>Requires the Armory to build.)</text:p>
            </text:list-item>
            <text:list-item>
              <text:p text:style-name="P1"><text:span text:style-name="T1">Cannon</text:span> (does heavy damage to a single enemy. <text:s/>Long range. <text:s/>Requires the Armory to build.)</text:p>
            </text:list-item>
          </text:list>
        </text:list-item>
        <text:list-item>
          <text:p text:style-name="P1">There shall be the following defensive towers:</text:p>
          <text:list>
            <text:list-item>
              <text:p text:style-name="P1"><text:span text:style-name="T1">Barrier</text:span> (takes no actions, just used to block the path of incoming enemies. <text:s/>Always available.)</text:p>
            </text:list-item>
            <text:list-item>
              <text:p text:style-name="P1"><text:span text:style-name="T1">Temporal</text:span> (slows all enemies within its range for a short time. <text:s/>Requires the Quantum Lab to build.)</text:p>
            </text:list-item>
            <text:list-item>
              <text:p text:style-name="P1"><text:span text:style-name="T1">Tracktor Beam</text:span> (locks on to a single target, greatly slowing its movement speed while within its range. <text:s/>Requires the Quantum Lab to build.)</text:p>
            </text:list-item>
          </text:list>
        </text:list-item>
        <text:list-item>
          <text:p text:style-name="P1">There shall be the following utility towers (only allowed one of each at a time):</text:p>
          <text:list>
            <text:list-item>
              <text:p text:style-name="P1">Power Center (The enemy's goal. <text:s/>Provides power to the entire base. <text:s/>Once destroyed/lost, the game ends. <text:s/>Only one allowed.)</text:p>
            </text:list-item>
            <text:list-item>
              <text:p text:style-name="P1"><text:span text:style-name="T1">Armory </text:span>(Allows the construction of advanced offensive towers.)</text:p>
            </text:list-item>
            <text:list-item>
              <text:p text:style-name="P1"><text:span text:style-name="T1">Quantum Lab</text:span> (Allows the construction of time altering towers.)</text:p>
            </text:list-item>
            <text:list-item>
              <text:p text:style-name="P1"><text:span text:style-name="T1">Research Facility </text:span>(Allows advaned upgrades to towers)</text:p>
            </text:list-item>
          </text:list>
        </text:list-item>
        <text:list-item>
          <text:p text:style-name="P1">All towers shall have the following defining characteristics:</text:p>
          <text:list>
            <text:list-item>
              <text:p text:style-name="P1">Range: The range that the tower is effective. <text:s/>The tower cannot target or have an effect on any aliens beyond this range.</text:p>
              <text:list>
                <text:list-item>
                  <text:p text:style-name="P1">The units for Range shall be world units.</text:p>
                </text:list-item>
                <text:list-item>
                  <text:p text:style-name="P1">The Range shall be between 0 and 1000 with 1000 being the furthest extent.</text:p>
                </text:list-item>
                <text:list-item>
                  <text:p text:style-name="P1">Towers with 0 Range shall not affect any aliens.</text:p>
                </text:list-item>
              </text:list>
            </text:list-item>
            <text:list-item>
              <text:p text:style-name="P1">Attack Speed: <text:s/>This determines how soon after using its ability the tower can use its ability again. <text:s/></text:p>
              <text:list>
                <text:list-item>
                  <text:p text:style-name="P1">The units for Attack Speed shall be Hz.</text:p>
                </text:list-item>
                <text:list-item>
                  <text:p text:style-name="P1">For towers with discrete attack periods, the Attack Speed shall be between 0 and 128 with 128 being the fastest attack speed.</text:p>
                </text:list-item>
                <text:list-item>
                  <text:p text:style-name="P1">For towers with continuous attack speed, the Attack Speed shall be greater than 128.</text:p>
                </text:list-item>
                <text:list-item>
                  <text:p text:style-name="P1">Towers with 0 Attack Speed shall not affect any aliens, even if they are within the tower's range</text:p>
                </text:list-item>
              </text:list>
            </text:list-item>
            <text:list-item>
              <text:p text:style-name="P1">Attack Power: <text:s/>This is how much damage the tower does to its target each time it hits it.</text:p>
              <text:list>
                <text:list-item>
                  <text:p text:style-name="P1"><text:soft-page-break/>The units for Attack Power shall be units of health per second.</text:p>
                </text:list-item>
                <text:list-item>
                  <text:p text:style-name="P1">For towers with discrete (non-continuous) attack periods, the amount of damage done with each shot shall be Attack Power / Attack Speed.</text:p>
                </text:list-item>
                <text:list-item>
                  <text:p text:style-name="P1">For towers with continuous attack periods, the amount of damage done with each shot shall be Attack Power * timeSinceLastFram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6H50M57S</meta:editing-duration>
    <meta:editing-cycles>16</meta:editing-cycles>
    <meta:generator>OpenOffice.org/3.1$Win32 OpenOffice.org_project/310m11$Build-9399</meta:generator>
    <dc:date>2010-03-05T08:42:38.31</dc:date>
    <dc:creator>David Mitchell</dc:creator>
    <meta:document-statistic meta:table-count="0" meta:image-count="0" meta:object-count="0" meta:page-count="2" meta:paragraph-count="29" meta:word-count="450" meta:character-count="2515"/>
    <meta:user-defined meta:name="Info 1"/>
    <meta:user-defined meta:name="Info 2"/>
    <meta:user-defined meta:name="Info 3"/>
    <meta:user-defined meta:name="Info 4"/>
  </office:meta>
</office:document-meta>
</file>